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rdfa="http://docs.oasis-open.org/opendocument/meta/rdfa#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table:number-columns-spanned="5" table:number-rows-spanned="1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215" calcext:value-type="float">
            <text:p>1.21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57" calcext:value-type="float">
            <text:p>1.057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981" calcext:value-type="float">
            <text:p>0.981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854" calcext:value-type="float">
            <text:p>0.854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757" calcext:value-type="float">
            <text:p>0.757</text:p>
          </table:table-cell>
          <table:table-cell table:number-columns-repeated="2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4.2.3$Linux_X86_64 LibreOffice_project/40$Build-3</meta:generator>
    <dc:date>2022-11-07T19:07:23.903688106</dc:date>
    <meta:editing-duration>PT2M43S</meta:editing-duration>
    <meta:editing-cycles>1</meta:editing-cycles>
    <meta:document-statistic meta:table-count="3" meta:cell-count="18" meta:object-count="0"/>
  </office:meta>
</office:document-meta>
</file>